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2">
      <style:text-properties officeooo:rsid="0022aa8a" officeooo:paragraph-rsid="0022aa8a"/>
    </style:style>
    <style:style style:name="P2" style:family="paragraph" style:parent-style-name="Heading_20_1">
      <style:paragraph-properties fo:text-align="start" style:justify-single-word="false"/>
      <style:text-properties officeooo:rsid="0022aa8a" officeooo:paragraph-rsid="0022aa8a"/>
    </style:style>
    <style:style style:name="P3" style:family="paragraph" style:parent-style-name="Heading_20_3">
      <style:text-properties fo:font-size="28pt" style:font-size-asian="28pt" style:font-size-complex="28pt"/>
    </style:style>
    <style:style style:name="P4" style:family="paragraph" style:parent-style-name="Heading_20_3">
      <style:text-properties fo:font-size="24pt" style:font-size-asian="24pt" style:font-size-complex="24pt"/>
    </style:style>
    <style:style style:name="P5" style:family="paragraph" style:parent-style-name="Text_20_body">
      <style:paragraph-properties fo:text-align="start" style:justify-single-word="false"/>
      <style:text-properties officeooo:paragraph-rsid="0022aa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How Many</text:h>
      <text:h text:style-name="P1" text:outline-level="2">Em <text:s text:c="2"/>D, <text:s/>Riff</text:h>
      <text:h text:style-name="Heading_20_3" text:outline-level="3">Need for power, greed for land, </text:h>
      <text:p text:style-name="P5">No one'll ever make me understand</text:p>
      <text:p text:style-name="P5">There's no way it can be justified, Why people have to fight and die</text:p>
      <text:p text:style-name="P5">Do you understand what I'm trying to say, There has to be a better way.</text:p>
      <text:h text:style-name="P3" text:outline-level="3">I'm not saying you should stop the fight, </text:h>
      <text:p text:style-name="P5">Or disbelieve what you believe to be right</text:p>
      <text:p text:style-name="P5">You might have to make a sacrifice, But it shouldn't be human life.</text:p>
      <text:p text:style-name="P5">Do you understand what I'm trying to say, There has to be a better way.</text:p>
      <text:h text:style-name="P1" text:outline-level="2">G <text:s text:c="2"/>C <text:s text:c="2"/>A <text:s text:c="2"/>D, <text:s/>Em <text:s/>D <text:s text:c="2"/>C <text:s text:c="2"/>B <text:s text:c="2"/>Am <text:s text:c="2"/>B</text:h>
      <text:p text:style-name="P5">How many times do I have to say, How many lives were lost today,</text:p>
      <text:p text:style-name="P5">Peace is shot before my eyes, Hidden behind a flash disguise.</text:p>
      <text:h text:style-name="Heading_20_3" text:outline-level="3">At the end of the first world war, </text:h>
      <text:p text:style-name="P5">People said they don't want no more,</text:p>
      <text:p text:style-name="P5">Everybody thought that it was true, And then they stepped right into world war 2</text:p>
      <text:p text:style-name="P5">Do you understand what I'm trying to say, There has to be a better way.</text:p>
      <text:p text:style-name="P5">How many times do I have to say...</text:p>
      <text:h text:style-name="P4" text:outline-level="3">On a future of peace they have locked the door,</text:h>
      <text:p text:style-name="P5">All they seem to want is war,</text:p>
      <text:p text:style-name="P5">We've got to shout or we won't be heard, Before much longer it'll be the third</text:p>
      <text:h text:style-name="P1" text:outline-level="2">Em <text:s text:c="2"/>C <text:s text:c="2"/>Am <text:s text:c="2"/>B</text:h>
      <text:p text:style-name="P5">How many, how many, how many times do I have to say,</text:p>
      <text:p text:style-name="P5">How many, how many, how many lives were lost today,</text:p>
      <text:p text:style-name="P5">How many, how many, how many arg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0:53:02.813938783</meta:creation-date>
    <dc:title>SongSheet</dc:title>
    <meta:editing-cycles>2</meta:editing-cycles>
    <meta:generator>LibreOffice/7.6.4.1$MacOSX_AARCH64 LibreOffice_project/e19e193f88cd6c0525a17fb7a176ed8e6a3e2aa1</meta:generator>
    <meta:editing-duration>PT15M13S</meta:editing-duration>
    <dc:date>2025-04-14T21:08:15.904500038</dc:date>
    <meta:document-statistic meta:table-count="0" meta:image-count="0" meta:object-count="0" meta:page-count="1" meta:paragraph-count="25" meta:word-count="244" meta:character-count="1171" meta:non-whitespace-character-count="924"/>
    <meta:template xlink:type="simple" xlink:actuate="onRequest" xlink:title="SongSheet" xlink:href="../../../../Library/Application%20Support/LibreOffice/4/user/template/SongSheet.ott" meta:date="2025-04-14T20:53:02.734052589"/>
  </office:meta>
</office:document-meta>
</file>